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.isWhiteSpace( byte oct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isData( byte oct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removeWhiteSpace( byte [ ]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64.isPad( byte oct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e64.isBase64( byte oct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decode( byte [ ] base64Data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1">
            <text:p text:style-name="Table_20_Contents">81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Base64.encode( byte [ ] binaryData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6">
            <text:p text:style-name="Table_20_Contents">76</text:p>
          </table:table-cell>
          <table:table-cell office:value-type="float" office:value="70">
            <text:p text:style-name="Table_20_Contents"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